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 style:parent-style-name="Normal" style:family="paragraph">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 style:parent-style-name="Normal" style:family="paragraph">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4" style:parent-style-name="DefaultParagraphFont" style:family="text">
      <style:text-properties style:font-name="Times New Roman" style:font-name-complex="Times New Roman" fo:font-size="18pt" style:font-size-asian="18pt" style:font-size-complex="18pt" fo:language="en" fo:country="US"/>
    </style:style>
    <style:style style:name="P5"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6" style:parent-style-name="Normal" style:family="paragraph">
      <style:text-properties style:font-name="Times New Roman" style:font-name-complex="Times New Roman" fo:font-size="16pt" style:font-size-asian="16pt" style:font-size-complex="16pt" fo:language="en" fo:country="US"/>
    </style:style>
    <style:style style:name="P7" style:parent-style-name="Normal" style:family="paragraph">
      <style:text-properties style:font-name="Times New Roman" style:font-name-complex="Times New Roman" fo:font-size="16pt" style:font-size-asian="16pt" style:font-size-complex="16pt" fo:language="en" fo:country="US"/>
    </style:style>
    <style:style style:name="P8"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9" style:parent-style-name="Normal" style:family="paragraph">
      <style:text-properties style:font-name="Times New Roman" style:font-name-complex="Times New Roman" fo:font-size="16pt" style:font-size-asian="16pt" style:font-size-complex="16pt" fo:language="en" fo:country="US"/>
    </style:style>
    <style:style style:name="P10"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1"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2"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3"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4"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5"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6"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7"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18"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9"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0"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21"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22" style:parent-style-name="Normal" style:family="paragraph">
      <style:text-properties style:font-name="Times New Roman" style:font-name-complex="Times New Roman" fo:font-size="16pt" style:font-size-asian="16pt" style:font-size-complex="16pt" fo:language="en" fo:country="US"/>
    </style:style>
    <style:style style:name="P23"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4"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5"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6"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7"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8"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9"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30"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31"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32"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33"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34"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35"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6" style:parent-style-name="Normal" style:family="paragraph">
      <style:text-properties style:font-name="Times New Roman" style:font-name-complex="Times New Roman" fo:font-size="16pt" style:font-size-asian="16pt" style:font-size-complex="16pt" fo:language="en" fo:country="US"/>
    </style:style>
    <style:style style:name="T37" style:parent-style-name="DefaultParagraphFont" style:family="text">
      <style:text-properties style:font-name="Times New Roman" style:font-name-complex="Times New Roman" fo:font-size="16pt" style:font-size-asian="16pt" style:font-size-complex="16pt" fo:language="en" fo:country="US"/>
    </style:style>
    <style:style style:name="P38"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9" style:parent-style-name="ListParagraph" style:list-style-name="LFO4" style:family="paragraph">
      <style:text-properties style:font-name="Times New Roman" style:font-name-complex="Times New Roman" fo:font-size="16pt" style:font-size-asian="16pt" style:font-size-complex="16pt" fo:language="en" fo:country="US"/>
    </style:style>
    <style:style style:name="P40" style:parent-style-name="ListParagraph" style:list-style-name="LFO4" style:family="paragraph">
      <style:text-properties style:font-name="Times New Roman" style:font-name-complex="Times New Roman" fo:font-size="16pt" style:font-size-asian="16pt" style:font-size-complex="16pt" fo:language="en" fo:country="US"/>
    </style:style>
    <style:style style:name="P41" style:parent-style-name="ListParagraph" style:list-style-name="LFO4" style:family="paragraph">
      <style:text-properties style:font-name="Times New Roman" style:font-name-complex="Times New Roman" fo:font-size="16pt" style:font-size-asian="16pt" style:font-size-complex="16pt" fo:language="en" fo:country="US"/>
    </style:style>
    <style:style style:name="P42" style:parent-style-name="ListParagraph" style:list-style-name="LFO4" style:family="paragraph">
      <style:text-properties style:font-name="Times New Roman" style:font-name-complex="Times New Roman" fo:font-size="16pt" style:font-size-asian="16pt" style:font-size-complex="16pt" fo:language="en" fo:country="US"/>
    </style:style>
    <style:style style:name="P43" style:parent-style-name="ListParagraph" style:list-style-name="LFO4" style:family="paragraph">
      <style:text-properties style:font-name="Times New Roman" style:font-name-complex="Times New Roman" fo:font-size="16pt" style:font-size-asian="16pt" style:font-size-complex="16pt" fo:language="en" fo:country="US"/>
    </style:style>
    <style:style style:name="P44" style:parent-style-name="ListParagraph" style:family="paragraph">
      <style:text-properties style:font-name="Times New Roman" style:font-name-complex="Times New Roman" fo:font-size="16pt" style:font-size-asian="16pt" style:font-size-complex="16pt" fo:language="en" fo:country="US"/>
    </style:style>
    <style:style style:name="P45" style:parent-style-name="ListParagraph" style:family="paragraph">
      <style:text-properties style:font-name="Times New Roman" style:font-name-complex="Times New Roman" fo:font-size="16pt" style:font-size-asian="16pt" style:font-size-complex="16pt" fo:language="en" fo:country="US"/>
    </style:style>
    <style:style style:name="T46" style:parent-style-name="DefaultParagraphFont" style:family="text">
      <style:text-properties style:font-name="Times New Roman" style:font-name-complex="Times New Roman" fo:font-size="16pt" style:font-size-asian="16pt" style:font-size-complex="16pt" fo:language="en" fo:country="US"/>
    </style:style>
    <style:style style:name="T47" style:parent-style-name="DefaultParagraphFont" style:family="text">
      <style:text-properties style:font-name="Times New Roman" style:font-name-complex="Times New Roman" fo:font-size="16pt" style:font-size-asian="16pt" style:font-size-complex="16pt" fo:language="en" fo:country="US"/>
    </style:style>
  </office:automatic-styles>
  <office:body>
    <office:text text:use-soft-page-breaks="true">
      <text:p text:style-name="P1">Face Recognition model</text:p>
      <text:p text:style-name="P2"/>
      <text:p text:style-name="P3">YOU SHOULD DOWNLOAD THAT FILE FIRST BEFORE RUN THE MODEL</text:p>
      <text:p text:style-name="Normal"><text:span text:style-name="T4">https://github.com/kipr/opencv/blob/master/data/haarcascades/haarcascade_frontalface_default.xml</text:span></text:p>
      <text:p text:style-name="P5">Project Description:</text:p>
      <text:p text:style-name="P6">The provided code is a simple face recognition project using the OpenCV library. It performs face recognition on a set of known images (person1, person2, person3, and person4) and then uses this information to recognize and label faces<text:s/>in a test image (leo5.jpg).</text:p>
      <text:p text:style-name="P7"/>
      <text:p text:style-name="P8">Functions:</text:p>
      <text:p text:style-name="P9">The code includes the following main steps:</text:p>
      <text:list text:style-name="LFO1" text:continue-numbering="true">
        <text:list-item>
          <text:p text:style-name="P10">Load the images of known persons (person1, person2, person3, and person4).</text:p>
        </text:list-item>
        <text:list-item>
          <text:p text:style-name="P11">Convert the images to grayscale for easier processing using cv2.cvtColor().</text:p>
        </text:list-item>
        <text:list-item>
          <text:p text:style-name="P12">Create lists of grayscale images and corresponding labels (names) for the known persons.</text:p>
        </text:list-item>
        <text:list-item>
          <text:p text:style-name="P13">Use the Haar Cascade classifier (haarcascade_frontalface_default.xml) to detect faces in the test image.</text:p>
        </text:list-item>
        <text:list-item>
          <text:p text:style-name="P14">Perform face recognition on the detected faces using the LBPH (Local Binary Patterns Histograms) face recognizer from OpenCV (cv2.face.LBPHFaceRecognizer_create()).</text:p>
        </text:list-item>
        <text:list-item>
          <text:p text:style-name="P15">Draw rectangles around the recognized faces and label them with the names of the known persons.</text:p>
        </text:list-item>
        <text:list-item>
          <text:p text:style-name="P16">Display the test image with the recognized faces and labels using cv2.ims</text:p>
        </text:list-item>
      </text:list>
      <text:p text:style-name="P17">Used Tools:</text:p>
      <text:list text:style-name="LFO2" text:continue-numbering="true">
        <text:list-item>
          <text:p text:style-name="P18">cv2 (OpenCV): It is used for image processing tasks, including loading images, converting them to grayscale, detecting faces using the Haar Cascade classifier, drawing rectangles, and displaying images.</text:p>
        </text:list-item>
        <text:list-item>
          <text:p text:style-name="P19">numpy (np): It is used for numerical<text:s/>operations and array manipulation.</text:p>
        </text:list-item>
      </text:list>
      <text:p text:style-name="P20"/>
      <text:p text:style-name="P21">Algorithm:</text:p>
      <text:p text:style-name="P22">The main algorithm of the code can be summarized as follows:</text:p>
      <text:list text:style-name="LFO3" text:continue-numbering="true">
        <text:list-item>
          <text:p text:style-name="P23">Load and convert the images of known persons to grayscale.</text:p>
        </text:list-item>
        <text:list-item>
          <text:p text:style-name="P24">Create lists of grayscale images and corresponding labels (names) for the known persons.</text:p>
        </text:list-item>
        <text:list-item>
          <text:p text:style-name="P25">Initialize the Haar Cascade classifier for face detection.</text:p>
        </text:list-item>
        <text:list-item>
          <text:p text:style-name="P26">Train the LBPH face recognizer on the images and labels of the known persons.</text:p>
        </text:list-item>
        <text:list-item>
          <text:p text:style-name="P27">Load the test image and convert it to grayscale.</text:p>
        </text:list-item>
        <text:list-item>
          <text:p text:style-name="P28">Detect faces in the test image using the Haar Cascade classifier.</text:p>
        </text:list-item>
        <text:list-item>
          <text:p text:style-name="P29">Perform face recognition on the detected faces using the trained LBPH face recognizer.</text:p>
        </text:list-item>
        <text:list-item>
          <text:p text:style-name="P30">Draw rectangles around the recognized faces and label them with the names of the known persons.</text:p>
        </text:list-item>
        <text:list-item>
          <text:p text:style-name="P31">Display the test image with the recognized faces and labels.</text:p>
        </text:list-item>
      </text:list>
      <text:p text:style-name="P32"/>
      <text:p text:style-name="P33"/>
      <text:p text:style-name="P34"/>
      <text:soft-page-break/>
      <text:p text:style-name="P35">Machine Learning or Deep Learning:</text:p>
      <text:p text:style-name="P36">Face recognition can be implemented using both Machine Learning and Deep Learning techniques, depending on the specific approach and the level of complexity required.<text:s/></text:p>
      <text:p text:style-name="Normal"><text:span text:style-name="T37"><text:s/>Traditionally, face recognition systems were based on Machine Learning algorithms, such as Principal Component Analysis (PCA), Linear Discriminant Analysis (LDA), and Support Vector Machines (SVM). These methods involve extracting features from the face images, such as the distance between the eyes or the shape of the nose, and using these features to train a classifier that can recognize faces.</text:span></text:p>
      <text:p text:style-name="P38">Why You Need This Project:</text:p>
      <text:list text:style-name="LFO4" text:continue-numbering="true">
        <text:list-item>
          <text:p text:style-name="P39">Face recognition is a widely used application with numerous real-world applications, including:</text:p>
        </text:list-item>
        <text:list-item>
          <text:p text:style-name="P40">Security: Face recognition is commonly used in security systems, access control, and surveillance for identifying individuals.</text:p>
        </text:list-item>
        <text:list-item>
          <text:p text:style-name="P41">Biometric Authentication: Face recognition is employed in biometric authentication systems, where a person's face is used as a unique identifier for user verification.</text:p>
        </text:list-item>
        <text:list-item>
          <text:p text:style-name="P42">Photo Tagging: Social media platforms use face recognition to automatically tag individuals in photos.</text:p>
        </text:list-item>
        <text:list-item>
          <text:p text:style-name="P43">Law Enforcement: Face recognition is used in law enforcement for identifying suspects from surveillance footage and databases.</text:p>
        </text:list-item>
      </text:list>
      <text:p text:style-name="P44"/>
      <text:p text:style-name="P45"/>
      <text:p text:style-name="Normal"><text:span text:style-name="T46">By understanding the face recognition workflow and how to implement it using OpenCV and machine learning techniques, you can build more sophisticated face recognition systems or integrate face recognition into various applications for specific use<text:s/></text:span><text:span text:style-name="T47">ca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2T10:12:00Z</meta:creation-date>
    <dc:date>2023-08-02T10:47:00Z</dc:date>
    <meta:template xlink:href="Normal" xlink:type="simple"/>
    <meta:editing-cycles>2</meta:editing-cycles>
    <meta:editing-duration>PT840S</meta:editing-duration>
    <meta:document-statistic meta:page-count="3" meta:paragraph-count="7" meta:word-count="554" meta:character-count="3707" meta:row-count="26" meta:non-whitespace-character-count="3160"/>
  </office:meta>
</office:document-meta>
</file>